
<file path=META-INF/manifest.xml><?xml version="1.0" encoding="utf-8"?>
<ns0:manifest xmlns:ns0="urn:oasis:names:tc:opendocument:xmlns:manifest:1.0" ns0:version="1.3">
  <ns0:file-entry ns0:full-path="/" ns0:version="1.3" ns0:media-type="application/vnd.oasis.opendocument.text"/>
  <ns0:file-entry ns0:full-path="Configurations2/" ns0:media-type="application/vnd.sun.xml.ui.configuration"/>
  <ns0:file-entry ns0:full-path="manifest.rdf" ns0:media-type="application/rdf+xml"/>
  <ns0:file-entry ns0:full-path="meta.xml" ns0:media-type="text/xml"/>
  <ns0:file-entry ns0:full-path="settings.xml" ns0:media-type="text/xml"/>
  <ns0:file-entry ns0:full-path="Thumbnails/thumbnail.png" ns0:media-type="image/png"/>
  <ns0:file-entry ns0:full-path="styles.xml" ns0:media-type="text/xml"/>
  <ns0:file-entry ns0:full-path="content.xml" ns0:media-type="text/xml"/>
</ns0:manifest>
</file>

<file path=content.xml><?xml version="1.0" encoding="utf-8"?>
<office:document-content xmlns:fo="urn:oasis:names:tc:opendocument:xmlns:xsl-fo-compatible:1.0" xmlns:loext="urn:org:documentfoundation:names:experimental:office:xmlns:loext:1.0" xmlns:office="urn:oasis:names:tc:opendocument:xmlns:office:1.0" xmlns:style="urn:oasis:names:tc:opendocument:xmlns:style:1.0" xmlns:svg="urn:oasis:names:tc:opendocument:xmlns:svg-compatible:1.0" xmlns:text="urn:oasis:names:tc:opendocument:xmlns:text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TIXMathJax Main" svg:font-family="'STIXMathJax Main'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Heading_20_4">
      <style:text-properties fo:color="#0000ff" loext:opacity="100%"/>
    </style:style>
    <style:style style:name="P2" style:family="paragraph" style:parent-style-name="Text_20_body">
      <style:text-properties fo:color="#0000ff" loext:opacity="100%"/>
    </style:style>
    <style:style style:name="P3" style:family="paragraph" style:parent-style-name="Text_20_body">
      <style:text-properties fo:color="#0000ff" loext:opacity="100%" fo:font-weight="bold"/>
    </style:style>
    <style:style style:name="P4" style:family="paragraph" style:parent-style-name="Standard">
      <style:text-properties fo:color="#0000ff" loext:opacity="100%"/>
    </style:style>
    <style:style style:name="P5" style:family="paragraph" style:parent-style-name="Text_20_body">
      <style:paragraph-properties fo:break-before="page"/>
      <style:text-properties fo:color="#0000ff" loext:opacity="100%"/>
    </style:style>
    <style:style style:name="P6" style:family="paragraph" style:parent-style-name="Standard">
      <style:text-properties fo:color="#0000ff" loext:opacity="100%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2">
      <style:paragraph-properties fo:margin-top="0cm" fo:margin-bottom="0cm" style:contextual-spacing="false"/>
    </style:style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6">
      <style:paragraph-properties fo:margin-top="0cm" fo:margin-bottom="0cm" style:contextual-spacing="false"/>
      <style:text-properties fo:color="#0000ff" loext:opacity="100%"/>
    </style:style>
    <style:style style:name="P14" style:family="paragraph" style:parent-style-name="Text_20_body" style:list-style-name="L6">
      <style:text-properties fo:color="#0000ff" loext:opacity="100%"/>
    </style:style>
    <style:style style:name="P15" style:family="paragraph" style:parent-style-name="Text_20_body" style:list-style-name="L7">
      <style:paragraph-properties fo:margin-top="0cm" fo:margin-bottom="0cm" style:contextual-spacing="false"/>
      <style:text-properties fo:color="#0000ff" loext:opacity="100%"/>
    </style:style>
    <style:style style:name="P16" style:family="paragraph" style:parent-style-name="Text_20_body" style:list-style-name="L7">
      <style:text-properties fo:color="#0000ff" loext:opacity="100%"/>
    </style:style>
    <style:style style:name="P17" style:family="paragraph" style:parent-style-name="Text_20_body" style:list-style-name="L8">
      <style:paragraph-properties fo:margin-top="0cm" fo:margin-bottom="0cm" style:contextual-spacing="false"/>
      <style:text-properties fo:color="#0000ff" loext:opacity="100%"/>
    </style:style>
    <style:style style:name="P18" style:family="paragraph" style:parent-style-name="Text_20_body" style:list-style-name="L9">
      <style:paragraph-properties fo:margin-top="0cm" fo:margin-bottom="0cm" style:contextual-spacing="false"/>
      <style:text-properties fo:color="#0000ff" loext:opacity="100%"/>
    </style:style>
    <style:style style:name="P19" style:family="paragraph" style:parent-style-name="Text_20_body" style:list-style-name="L9">
      <style:text-properties fo:color="#0000ff" loext:opacity="100%"/>
    </style:style>
    <style:style style:name="P20" style:family="paragraph" style:parent-style-name="Text_20_body" style:list-style-name="L10">
      <style:paragraph-properties fo:margin-top="0cm" fo:margin-bottom="0cm" style:contextual-spacing="false"/>
      <style:text-properties fo:color="#0000ff" loext:opacity="100%"/>
    </style:style>
    <style:style style:name="P21" style:family="paragraph" style:parent-style-name="Text_20_body" style:list-style-name="L10">
      <style:text-properties fo:color="#0000ff" loext:opacity="100%"/>
    </style:style>
    <style:style style:name="P22" style:family="paragraph" style:parent-style-name="Text_20_body" style:list-style-name="L11">
      <style:paragraph-properties fo:margin-top="0cm" fo:margin-bottom="0cm" style:contextual-spacing="false"/>
      <style:text-properties fo:color="#0000ff" loext:opacity="100%"/>
    </style:style>
    <style:style style:name="P23" style:family="paragraph" style:parent-style-name="Text_20_body">
      <style:text-properties fo:color="#0000ff" loext:opacity="100%"/>
    </style:style>
    <style:style style:name="P24" style:family="paragraph" style:parent-style-name="Text_20_body" style:list-style-name="L12">
      <style:paragraph-properties fo:margin-top="0cm" fo:margin-bottom="0cm" style:contextual-spacing="false"/>
      <style:text-properties fo:color="#0000ff" loext:opacity="100%"/>
    </style:style>
    <style:style style:name="P25" style:family="paragraph" style:parent-style-name="Text_20_body" style:list-style-name="L12">
      <style:text-properties fo:color="#0000ff" loext:opacity="100%"/>
    </style:style>
    <style:style style:name="P26" style:family="paragraph" style:parent-style-name="Text_20_body" style:list-style-name="L8"/>
    <style:style style:name="P27" style:family="paragraph" style:parent-style-name="Text_20_body" style:list-style-name="L11"/>
    <style:style style:name="P28" style:family="paragraph" style:parent-style-name="Text_20_body" style:list-style-name="L11">
      <style:paragraph-properties fo:margin-top="0cm" fo:margin-bottom="0cm" style:contextual-spacing="false"/>
    </style:style>
    <style:style style:name="P29" style:family="paragraph" style:parent-style-name="Text_20_body" style:list-style-name="L12">
      <style:paragraph-properties fo:margin-top="0cm" fo:margin-bottom="0cm" style:contextual-spacing="false"/>
    </style:style>
    <style:style style:name="T1" style:family="text">
      <style:text-properties fo:font-weight="bold"/>
    </style:style>
    <style:style style:name="T2" style:family="text">
      <style:text-properties fo:color="#0000ff" loext:opacity="100%"/>
    </style:style>
    <style:style style:name="T3" style:family="text">
      <style:text-properties style:font-name="STIXMathJax Main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<text:bookmark text:name="Situations-when-this-RNN-will-perform-better:"/>Situations when this RNN will perform better:</text:h>
      <text:list text:style-name="L1">
        <text:list-item>
          <text:p text:style-name="P8">This will work well enough for some applications, but it suffers from vanishing gradients. </text:p>
        </text:list-item>
        <text:list-item>
          <text:p text:style-name="P7">The RNN works best when each output <text:bookmark text:name="MathJax-Span-1080"/><text:bookmark text:name="MathJax-Span-1079"/><text:bookmark text:name="MathJax-Span-1078"/><text:bookmark text:name="MathJax-Span-1077"/><text:bookmark text:name="MathJax-Span-1076"/><text:bookmark text:name="MathJax-Span-1075"/><text:bookmark text:name="MathJax-Span-1074"/><text:bookmark text:name="MathJax-Element-108-Frame"/>𝑦<text:bookmark text:name="MathJax-Span-1081"/>̂ <text:bookmark text:name="MathJax-Span-1084"/><text:bookmark text:name="MathJax-Span-1083"/><text:bookmark text:name="MathJax-Span-1082"/>⟨<text:bookmark text:name="MathJax-Span-1085"/>𝑡<text:bookmark text:name="MathJax-Span-1086"/>⟩</text:p>
        </text:list-item>
      </text:list>
      <text:list text:style-name="L2">
        <text:list-item>
          <text:p text:style-name="P9">can be estimated using "local" context. </text:p>
        </text:list-item>
      </text:list>
      <text:list text:style-name="L3">
        <text:list-item>
          <text:p text:style-name="P10">"Local" context refers to information that is close to the prediction's time step <text:bookmark text:name="MathJax-Span-1089"/><text:bookmark text:name="MathJax-Span-1088"/><text:bookmark text:name="MathJax-Span-1087"/><text:bookmark text:name="MathJax-Element-109-Frame"/>𝑡</text:p>
        </text:list-item>
      </text:list>
      <text:list text:style-name="L4">
        <text:list-item>
          <text:p text:style-name="P11">. </text:p>
        </text:list-item>
      </text:list>
      <text:list text:style-name="L5">
        <text:list-item>
          <text:p text:style-name="P12">More formally, local context refers to inputs <text:bookmark text:name="MathJax-Span-1093"/><text:bookmark text:name="MathJax-Span-1092"/><text:bookmark text:name="MathJax-Span-1091"/><text:bookmark text:name="MathJax-Span-1090"/><text:bookmark text:name="MathJax-Element-110-Frame"/>𝑥<text:bookmark text:name="MathJax-Span-1096"/><text:bookmark text:name="MathJax-Span-1095"/><text:bookmark text:name="MathJax-Span-1094"/>⟨<text:bookmark text:name="MathJax-Span-1098"/><text:bookmark text:name="MathJax-Span-1097"/>𝑡<text:bookmark text:name="MathJax-Span-1099"/>′<text:bookmark text:name="MathJax-Span-1100"/>⟩ and predictions <text:bookmark text:name="MathJax-Span-1107"/><text:bookmark text:name="MathJax-Span-1106"/><text:bookmark text:name="MathJax-Span-1105"/><text:bookmark text:name="MathJax-Span-1104"/><text:bookmark text:name="MathJax-Span-1103"/><text:bookmark text:name="MathJax-Span-1102"/><text:bookmark text:name="MathJax-Span-1101"/><text:bookmark text:name="MathJax-Element-111-Frame"/>𝑦<text:bookmark text:name="MathJax-Span-1108"/>̂ <text:bookmark text:name="MathJax-Span-1110"/><text:bookmark text:name="MathJax-Span-1109"/><text:bookmark text:name="MathJax-Span-1111"/>⟨<text:bookmark text:name="MathJax-Span-1112"/>𝑡<text:bookmark text:name="MathJax-Span-1113"/>⟩ where <text:bookmark text:name="MathJax-Span-1117"/><text:bookmark text:name="MathJax-Span-1116"/><text:bookmark text:name="MathJax-Span-1115"/><text:bookmark text:name="MathJax-Span-1114"/><text:bookmark text:name="MathJax-Element-112-Frame"/>𝑡<text:bookmark text:name="MathJax-Span-1118"/>′ is close to <text:bookmark text:name="MathJax-Span-1121"/><text:bookmark text:name="MathJax-Span-1120"/><text:bookmark text:name="MathJax-Span-1119"/><text:bookmark text:name="MathJax-Element-113-Frame"/>𝑡.</text:p>
        </text:list-item>
      </text:list>
      <text:p text:style-name="Text_20_body"/>
      <text:p text:style-name="P2"><text:span text:style-name="T1">What you should remember:</text:span> </text:p>
      <text:list text:style-name="L6">
        <text:list-item>
          <text:p text:style-name="P13">The recurrent neural network, or RNN, is essentially the repeated use of a single cell. </text:p>
        </text:list-item>
        <text:list-item>
          <text:p text:style-name="P13">A basic RNN reads inputs one at a time, and remembers information through the hidden layer activations (hidden states) that are passed from one time step to the next.</text:p>
          <text:list>
            <text:list-item>
              <text:p text:style-name="P13">The time step dimension determines how many times to re-use the RNN cell </text:p>
            </text:list-item>
          </text:list>
        </text:list-item>
        <text:list-item>
          <text:p text:style-name="P13">Each cell takes two inputs at each time step:</text:p>
          <text:list>
            <text:list-item>
              <text:p text:style-name="P13">The hidden state from the previous cell </text:p>
            </text:list-item>
            <text:list-item>
              <text:p text:style-name="P13">The current time step's input data </text:p>
            </text:list-item>
          </text:list>
        </text:list-item>
        <text:list-item>
          <text:p text:style-name="P13">Each cell has two outputs at each time step:</text:p>
          <text:list>
            <text:list-item>
              <text:p text:style-name="P13">A hidden state </text:p>
            </text:list-item>
            <text:list-item>
              <text:p text:style-name="P14">A prediction</text:p>
            </text:list-item>
          </text:list>
        </text:list-item>
      </text:list>
      <text:p text:style-name="P2"><text:span text:style-name="T1">What you should remember</text:span>: </text:p>
      <text:list text:style-name="L7">
        <text:list-item>
          <text:p text:style-name="P15">An LSTM is similar to an RNN in that they both use hidden states to pass along information, but an LSTM also uses a cell state, which is like a long-term memory, to help deal with the issue of vanishing gradients </text:p>
        </text:list-item>
        <text:list-item>
          <text:p text:style-name="P15">An LSTM cell consists of a cell state, or long-term memory, a hidden state, or short-term memory, along with 3 gates that constantly update the relevancy of its inputs:</text:p>
          <text:list>
            <text:list-item>
              <text:p text:style-name="P15">A <text:span text:style-name="T1">forget</text:span> gate, which decides which input units should be remembered and passed along. It's a tensor with values between 0 and 1. </text:p>
              <text:list>
                <text:list-item>
                  <text:p text:style-name="P15">If a unit has a value close to 0, the LSTM will "forget" the stored state in the previous cell state. </text:p>
                </text:list-item>
                <text:list-item>
                  <text:p text:style-name="P15">If it has a value close to 1, the LSTM will mostly remember the corresponding value. </text:p>
                </text:list-item>
              </text:list>
            </text:list-item>
            <text:list-item>
              <text:p text:style-name="P15">An <text:span text:style-name="T1">update</text:span> gate, again a tensor containing values between 0 and 1. It decides on what information to throw away, and what new information to add.</text:p>
              <text:list>
                <text:list-item>
                  <text:p text:style-name="P15">When a unit in the update gate is close to 1, the value of its candidate is passed on to the hidden state. </text:p>
                </text:list-item>
                <text:list-item>
                  <text:p text:style-name="P15">When a unit in the update gate is close to 0, it's prevented from being passed onto the hidden state. </text:p>
                </text:list-item>
              </text:list>
            </text:list-item>
            <text:list-item>
              <text:p text:style-name="P16">And an <text:span text:style-name="T1">output</text:span> gate, which decides what gets sent as the output of the time step </text:p>
            </text:list-item>
          </text:list>
        </text:list-item>
      </text:list>
      <text:p text:style-name="P2"/>
      <text:p text:style-name="P3"/>
      <text:p text:style-name="P2"><text:soft-page-break/><text:span text:style-name="T1">What you should remember</text:span>: </text:p>
      <text:list text:style-name="L8">
        <text:list-item>
          <text:p text:style-name="P17">Very large, or "exploding" gradients updates can be so large that they "overshoot" the optimal values during back prop -- making training difficult </text:p>
          <text:list>
            <text:list-item>
              <text:p text:style-name="P17">Clip gradients before updating the parameters to avoid exploding gradients </text:p>
            </text:list-item>
          </text:list>
        </text:list-item>
        <text:list-item>
          <text:p text:style-name="P17">Sampling is a technique you can use to pick the index of the next character according to a probability distribution.</text:p>
          <text:list>
            <text:list-item>
              <text:p text:style-name="P17">To begin character-level sampling: </text:p>
              <text:list>
                <text:list-item>
                  <text:p text:style-name="P17">Input a "dummy" vector of zeros as a default input </text:p>
                </text:list-item>
                <text:list-item>
                  <text:p text:style-name="P17">Run one step of forward propagation to get 𝑎⟨1⟩ (your first character) and 𝑦̂ ⟨1⟩ (probability distribution for the following character) </text:p>
                </text:list-item>
                <text:list-item>
                  <text:p text:style-name="P26"><text:span text:style-name="T2">When sampling, avoid generating the same result each time given the starting letter (and make your names more interesting!) by using </text:span><text:span text:style-name="Source_20_Text"><text:span text:style-name="T2">np.random.choice</text:span></text:span><text:span text:style-name="T2"> </text:span></text:p>
                </text:list-item>
              </text:list>
            </text:list-item>
          </text:list>
        </text:list-item>
      </text:list>
      <text:p text:style-name="P2"><text:span text:style-name="T1">What you should remember:</text:span> </text:p>
      <text:list text:style-name="L9">
        <text:list-item>
          <text:p text:style-name="P18">A sequence model can be used to generate musical values, which are then post-processed into midi music. </text:p>
        </text:list-item>
        <text:list-item>
          <text:p text:style-name="P18">You can use a fairly similar model for tasks ranging from generating dinosaur names to generating original music, with the only major difference being the input fed to the model. </text:p>
        </text:list-item>
        <text:list-item>
          <text:p text:style-name="P19">In Keras, sequence generation involves defining layers with shared weights, which are then repeated for the different time steps <text:bookmark text:name="MathJax-Element-23-Frame"/><text:bookmark text:name="MathJax-Span-257"/><text:bookmark text:name="MathJax-Span-258"/><text:bookmark text:name="MathJax-Span-259"/><text:span text:style-name="T3">1</text:span><text:bookmark text:name="MathJax-Span-260"/><text:span text:style-name="T3">,</text:span><text:bookmark text:name="MathJax-Span-261"/>…<text:bookmark text:name="MathJax-Span-262"/><text:span text:style-name="T3">,</text:span><text:bookmark text:name="MathJax-Span-263"/><text:bookmark text:name="MathJax-Span-264"/>𝑇<text:bookmark text:name="MathJax-Span-265"/>𝑥</text:p>
        </text:list-item>
      </text:list>
      <text:p text:style-name="P2"/>
      <text:p text:style-name="P4"><text:span text:style-name="T1">What you should remember</text:span>: </text:p>
      <text:list text:style-name="L10">
        <text:list-item>
          <text:p text:style-name="P20">Cosine similarity is a good way to compare the similarity between pairs of word vectors.</text:p>
          <text:list>
            <text:list-item>
              <text:p text:style-name="P20">Note that L2 (Euclidean) distance also works. </text:p>
            </text:list-item>
          </text:list>
        </text:list-item>
        <text:list-item>
          <text:p text:style-name="P21">For NLP applications, using a pre-trained set of word vectors is often a great way to get started. </text:p>
        </text:list-item>
      </text:list>
      <text:p text:style-name="P2"/>
      <text:p text:style-name="P5"><text:span text:style-name="T1">What you should remember</text:span>: </text:p>
      <text:list text:style-name="L11">
        <text:list-item>
          <text:p text:style-name="P22">If you have an NLP task where the training set is small, using word embeddings can help your algorithm significantly. </text:p>
        </text:list-item>
        <text:list-item>
          <text:p text:style-name="P22">Word embeddings allow your model to work on words in the test set that may not even appear in the training set. </text:p>
        </text:list-item>
        <text:list-item>
          <text:p text:style-name="P22">Training sequence models in Keras (and in most other deep learning frameworks) requires a few important details:</text:p>
          <text:list>
            <text:list-item>
              <text:p text:style-name="P28"><text:span text:style-name="T2">To use mini-batches, the sequences need to be </text:span><text:span text:style-name="Strong_20_Emphasis"><text:span text:style-name="T2">padded</text:span></text:span><text:span text:style-name="T2"> so that all the examples in a mini-batch have the </text:span><text:span text:style-name="Strong_20_Emphasis"><text:span text:style-name="T2">same length</text:span></text:span><text:span text:style-name="T2">. </text:span></text:p>
            </text:list-item>
            <text:list-item>
              <text:p text:style-name="P28"><text:span text:style-name="T2">An </text:span><text:span text:style-name="Source_20_Text"><text:span text:style-name="T2">Embedding()</text:span></text:span><text:span text:style-name="T2"> layer can be initialized with pretrained values. </text:span></text:p>
              <text:list>
                <text:list-item>
                  <text:p text:style-name="P22">These values can be either fixed or trained further on your dataset. </text:p>
                </text:list-item>
                <text:list-item>
                  <text:p text:style-name="P22">If however your labeled dataset is small, it's usually not worth trying to train a large pre-trained set of embeddings. </text:p>
                </text:list-item>
              </text:list>
            </text:list-item>
            <text:list-item>
              <text:p text:style-name="P28"><text:span text:style-name="Source_20_Text"><text:span text:style-name="T2">LSTM()</text:span></text:span><text:span text:style-name="T2"> has a flag called </text:span><text:span text:style-name="Source_20_Text"><text:span text:style-name="T2">return_sequences</text:span></text:span><text:span text:style-name="T2"> to decide if you would like to return every hidden states or only the last one. </text:span></text:p>
            </text:list-item>
            <text:list-item>
              <text:p text:style-name="P27"><text:span text:style-name="T2">You can use </text:span><text:span text:style-name="Source_20_Text"><text:span text:style-name="T2">Dropout()</text:span></text:span><text:span text:style-name="T2"> right after </text:span><text:span text:style-name="Source_20_Text"><text:span text:style-name="T2">LSTM()</text:span></text:span><text:span text:style-name="T2"> to regularize your network. </text:span></text:p>
            </text:list-item>
          </text:list>
        </text:list-item>
      </text:list>
      <text:p text:style-name="P2"/>
      <text:p text:style-name="P4"><text:span text:style-name="T1">What you should remember</text:span>: </text:p>
      <text:list text:style-name="L12">
        <text:list-item>
          <text:p text:style-name="P29"><text:span text:style-name="T2">The combination of self-attention and convolutional network layers allows of parallization of training and </text:span><text:span text:style-name="Emphasis"><text:span text:style-name="T2">faster training</text:span></text:span><text:span text:style-name="T2">. </text:span></text:p>
        </text:list-item>
        <text:list-item>
          <text:p text:style-name="P24">Self-attention is calculated using the generated query Q, key K, and value V matrices. </text:p>
        </text:list-item>
        <text:list-item>
          <text:p text:style-name="P24">Adding positional encoding to word embeddings is an effective way of include sequence information in self-attention calculations. </text:p>
        </text:list-item>
        <text:list-item>
          <text:p text:style-name="P24">Multi-head attention can help detect multiple features in your sentence. </text:p>
        </text:list-item>
        <text:list-item>
          <text:p text:style-name="P25">Masking stops the model from 'looking ahead' during training, or weighting zeroes too much when processing cropped sentences. </text:p>
        </text:list-item>
      </text:list>
      <text:p text:style-name="P2"/>
    </office:text>
  </office:body>
</office:document-content>
</file>

<file path=styles.xml><?xml version="1.0" encoding="utf-8"?>
<office:document-styles xmlns:fo="urn:oasis:names:tc:opendocument:xmlns:xsl-fo-compatible:1.0" xmlns:loext="urn:org:documentfoundation:names:experimental:office:xmlns:loext:1.0" xmlns:ns3="urn:oasis:names:tc:opendocument:xmlns:drawing:1.0" xmlns:ns6="urn:oasis:names:tc:opendocument:xmlns:table:1.0" xmlns:office="urn:oasis:names:tc:opendocument:xmlns:office:1.0" xmlns:style="urn:oasis:names:tc:opendocument:xmlns:style:1.0" xmlns:svg="urn:oasis:names:tc:opendocument:xmlns:svg-compatible:1.0" xmlns:text="urn:oasis:names:tc:opendocument:xmlns:text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TIXMathJax Main" svg:font-family="'STIXMathJax Main'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ns3:fill-color="#729fcf" fo:wrap-option="no-wrap" ns3:shadow-offset-x="0.3cm" ns3:shadow-offset-y="0.3cm" ns3:start-line-spacing-horizontal="0.283cm" ns3:start-line-spacing-vertical="0.283cm" ns3:end-line-spacing-horizontal="0.283cm" ns3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Source Han Serif CN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erif CN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ns6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" style:font-family-complex="'Noto Sans'" style:font-family-generic-complex="swiss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ource Han Serif CN" style:font-family-asian="'Source Han Serif CN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linenumbering-configuration text:number-lines="false" text:offset="0.499cm" style:num-format="1" text:number-position="left" text:increment="5"/>
    <text:notes-configuration text:note-class="footnote" style:num-format="1" text:start-value="0" text:footnotes-position="page" text:start-numbering-at="document"/>
    <text:notes-configuration text:note-class="endnote" style:num-format="i" text:start-value="0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ns3:background-size="full"/>
    </style:style>
  </office:automatic-styles>
  <office:master-styles>
    <style:master-page style:name="Standard" style:page-layout-name="Mpm1" ns3:style-name="Mdp1"/>
  </office:master-styles>
</office:document-styles>
</file>